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ENGIFO VARAS, DIA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ENGIFO VARAS, DIA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TORRES RENGIFO, SANITH KELL YELLIZABETH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2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0353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1:27:2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